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7pt"/>
    </style:style>
    <style:style style:name="co2" style:family="table-column">
      <style:table-column-properties fo:break-before="auto" style:column-width="80.05pt"/>
    </style:style>
    <style:style style:name="co3" style:family="table-column">
      <style:table-column-properties fo:break-before="auto" style:column-width="47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0.04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23"/>
    <style:style style:name="ce3" style:family="table-cell" style:parent-style-name="Default" style:data-style-name="N123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 style:data-style-name="N124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24">
      <style:table-cell-properties style:text-align-source="fix" style:repeat-content="fals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 calcext:value-type="string">
            <text:p>Nummer:</text:p>
          </table:table-cell>
          <table:table-cell table:style-name="ce8" office:value-type="float" office:value="16" calcext:value-type="float">
            <text:p>16</text:p>
          </table:table-cell>
        </table:table-row>
        <table:table-row table:style-name="ro2">
          <table:table-cell/>
          <table:table-cell table:style-name="ce4" office:value-type="string" calcext:value-type="string">
            <text:p>Martin Stach</text:p>
          </table:table-cell>
          <table:table-cell table:style-name="ce4" office:value-type="string" calcext:value-type="string">
            <text:p>Niklas Kammhoff</text:p>
          </table:table-cell>
          <table:table-cell table:style-name="ce4" office:value-type="string" calcext:value-type="string">
            <text:p>Kenan Allahyarl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2"/>
        </table:table-row>
        <table:table-row table:style-name="ro3">
          <table:table-cell office:value-type="date" office:date-value="2016-10-10" calcext:value-type="date">
            <text:p>Monday, 2016-10-10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1" calcext:value-type="date">
            <text:p>Tuesday, 2016-10-11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2" calcext:value-type="date">
            <text:p>Wednesday, 2016-10-12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3" calcext:value-type="date">
            <text:p>Thursday, 2016-10-13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4" calcext:value-type="date">
            <text:p>Friday, 2016-10-14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5" calcext:value-type="date">
            <text:p>Saturday, 2016-10-15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6" calcext:value-type="date">
            <text:p>Sunday, 2016-10-16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7" calcext:value-type="date">
            <text:p>Monday, 2016-10-17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8" calcext:value-type="date">
            <text:p>Tuesday, 2016-10-18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9" calcext:value-type="date">
            <text:p>Wednesday, 2016-10-19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20" calcext:value-type="date">
            <text:p>Thursday, 2016-10-20</text:p>
          </table:table-cell>
          <table:table-cell table:number-columns-repeated="3" table:style-name="ce6" office:value-type="time" office:time-value="PT00H30M00S" calcext:value-type="time">
            <text:p>00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1" calcext:value-type="date">
            <text:p>Friday, 2016-10-2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2" calcext:value-type="date">
            <text:p>Saturday, 2016-10-22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3" calcext:value-type="date">
            <text:p>Sunday, 2016-10-23</text:p>
          </table:table-cell>
          <table:table-cell table:style-name="ce6"/>
          <table:table-cell table:style-name="ce6" office:value-type="time" office:time-value="PT01H15M00S" calcext:value-type="time">
            <text:p>01:15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4" calcext:value-type="date">
            <text:p>Monday, 2016-10-24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5" calcext:value-type="date">
            <text:p>Tuesday, 2016-10-25</text:p>
          </table:table-cell>
          <table:table-cell table:number-columns-repeated="3" table:style-name="ce6" office:value-type="time" office:time-value="PT01H30M00S" calcext:value-type="time">
            <text:p>01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6" calcext:value-type="date">
            <text:p>Wednesday, 2016-10-26</text:p>
          </table:table-cell>
          <table:table-cell table:style-name="ce6"/>
          <table:table-cell table:style-name="ce6" office:value-type="time" office:time-value="PT00H40M00S" calcext:value-type="time">
            <text:p>00:40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7" calcext:value-type="date">
            <text:p>Thursday, 2016-10-27</text:p>
          </table:table-cell>
          <table:table-cell table:number-columns-repeated="3" table:style-name="ce6" office:value-type="time" office:time-value="PT03H00M00S" calcext:value-type="time">
            <text:p>03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8" calcext:value-type="date">
            <text:p>Friday, 2016-10-28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0-29" calcext:value-type="date">
            <text:p>Saturday, 2016-10-29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0-30" calcext:value-type="date">
            <text:p>Sunday, 2016-10-30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0-31" calcext:value-type="date">
            <text:p>Monday, 2016-10-3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1" calcext:value-type="date">
            <text:p>Tuesday, 2016-11-0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2" calcext:value-type="date">
            <text:p>Wednesday, 2016-11-02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3" calcext:value-type="date">
            <text:p>Thursday, 2016-11-03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4" calcext:value-type="date">
            <text:p>Friday, 2016-11-04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5" calcext:value-type="date">
            <text:p>Saturday, 2016-11-05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6" calcext:value-type="date">
            <text:p>Sunday, 2016-11-06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7" calcext:value-type="date">
            <text:p>Monday, 2016-11-07</text:p>
          </table:table-cell>
          <table:table-cell table:number-columns-repeated="3" table:style-name="ce6" office:value-type="time" office:time-value="PT03H00M00S" calcext:value-type="time">
            <text:p>03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08" calcext:value-type="date">
            <text:p>Tuesday, 2016-11-08</text:p>
          </table:table-cell>
          <table:table-cell table:style-name="ce6" table:number-columns-repeated="2"/>
          <table:table-cell table:style-name="ce6" office:value-type="time" office:time-value="PT01H00M00S" calcext:value-type="time">
            <text:p>01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09" calcext:value-type="date">
            <text:p>Wednesday, 2016-11-09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10" calcext:value-type="date">
            <text:p>Thursday, 2016-11-1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30M00S" calcext:value-type="time">
            <text:p>05:30</text:p>
          </table:table-cell>
          <table:table-cell table:style-name="ce6" office:value-type="time" office:time-value="PT02H30M00S" calcext:value-type="time">
            <text:p>02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11" calcext:value-type="date">
            <text:p>Friday, 2016-11-11</text:p>
          </table:table-cell>
          <table:table-cell table:style-name="ce6" office:value-type="time" office:time-value="PT01H30M00S" calcext:value-type="time">
            <text:p>01:30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12" calcext:value-type="date">
            <text:p>Saturday, 2016-11-12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3" calcext:value-type="date">
            <text:p>Sunday, 2016-11-13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4" calcext:value-type="date">
            <text:p>Monday, 2016-11-14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5" calcext:value-type="date">
            <text:p>Tuesday, 2016-11-15</text:p>
          </table:table-cell>
          <table:table-cell table:style-name="ce6"/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6" calcext:value-type="date">
            <text:p>Wednesday, 2016-11-16</text:p>
          </table:table-cell>
          <table:table-cell table:style-name="ce6" office:value-type="time" office:time-value="PT02H00M00S" calcext:value-type="time">
            <text:p>02:00</text:p>
          </table:table-cell>
          <table:table-cell table:style-name="ce6" office:value-type="time" office:time-value="PT02H30M00S" calcext:value-type="time">
            <text:p>02:30</text:p>
          </table:table-cell>
          <table:table-cell table:style-name="ce6" office:value-type="time" office:time-value="PT04H00M00S" calcext:value-type="time">
            <text:p>04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7" calcext:value-type="date">
            <text:p>Thursday, 2016-11-17</text:p>
          </table:table-cell>
          <table:table-cell table:style-name="ce6"/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8" calcext:value-type="date">
            <text:p>Friday, 2016-11-18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9" calcext:value-type="date">
            <text:p>Saturday, 2016-11-19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0" calcext:value-type="date">
            <text:p>Sunday, 2016-11-20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1" calcext:value-type="date">
            <text:p>Monday, 2016-11-21</text:p>
          </table:table-cell>
          <table:table-cell table:style-name="ce6"/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2" calcext:value-type="date">
            <text:p>Tuesday, 2016-11-22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5H00M00S" calcext:value-type="time">
            <text:p>05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3" calcext:value-type="date">
            <text:p>Wednesday, 2016-11-23</text:p>
          </table:table-cell>
          <table:table-cell table:style-name="ce6" office:value-type="time" office:time-value="PT02H00M00S" calcext:value-type="time">
            <text:p>02:00</text:p>
          </table:table-cell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4" calcext:value-type="date">
            <text:p>Thursday, 2016-11-24</text:p>
          </table:table-cell>
          <table:table-cell table:style-name="ce6" table:number-columns-repeated="2"/>
          <table:table-cell table:style-name="ce6" office:value-type="time" office:time-value="PT04H00M00S" calcext:value-type="time">
            <text:p>04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5" calcext:value-type="date">
            <text:p>Friday, 2016-11-25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6" calcext:value-type="date">
            <text:p>Saturday, 2016-11-26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7" calcext:value-type="date">
            <text:p>Sunday, 2016-11-27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8" calcext:value-type="date">
            <text:p>Monday, 2016-11-28</text:p>
          </table:table-cell>
          <table:table-cell table:style-name="ce6" table:number-columns-repeated="2"/>
          <table:table-cell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9" calcext:value-type="date">
            <text:p>Tuesday, 2016-11-29</text:p>
          </table:table-cell>
          <table:table-cell table:style-name="ce6" office:value-type="time" office:time-value="PT05H00M00S" calcext:value-type="time">
            <text:p>05:0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00M00S" calcext:value-type="time">
            <text:p>05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30" calcext:value-type="date">
            <text:p>Wednesday, 2016-11-30</text:p>
          </table:table-cell>
          <table:table-cell table:style-name="ce6" office:value-type="time" office:time-value="PT04H00M00S" calcext:value-type="time">
            <text:p>04:00</text:p>
          </table:table-cell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1" calcext:value-type="date">
            <text:p>Thursday, 2016-12-01</text:p>
          </table:table-cell>
          <table:table-cell table:number-columns-repeated="2" table:style-name="ce6" office:value-type="time" office:time-value="PT03H00M00S" calcext:value-type="time">
            <text:p>03:00</text:p>
          </table:table-cell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2" calcext:value-type="date">
            <text:p>Friday, 2016-12-02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 office:value-type="time" office:time-value="PT06H00M00S" calcext:value-type="time">
            <text:p>06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3" calcext:value-type="date">
            <text:p>Saturday, 2016-12-03</text:p>
          </table:table-cell>
          <table:table-cell table:style-name="ce6" table:number-columns-repeated="2"/>
          <table:table-cell table:style-name="ce6" office:value-type="time" office:time-value="PT07H00M00S" calcext:value-type="time">
            <text:p>07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4" calcext:value-type="date">
            <text:p>Sunday, 2016-12-04</text:p>
          </table:table-cell>
          <table:table-cell table:style-name="ce6" table:number-columns-repeated="2"/>
          <table:table-cell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5" calcext:value-type="date">
            <text:p>Monday, 2016-12-05</text:p>
          </table:table-cell>
          <table:table-cell table:style-name="ce6"/>
          <table:table-cell table:number-columns-repeated="2" table:style-name="ce6" office:value-type="time" office:time-value="PT04H00M00S" calcext:value-type="time">
            <text:p>04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6" calcext:value-type="date">
            <text:p>Tuesday, 2016-12-06</text:p>
          </table:table-cell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00M00S" calcext:value-type="time">
            <text:p>05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7" calcext:value-type="date">
            <text:p>Wednesday, 2016-12-07</text:p>
          </table:table-cell>
          <table:table-cell table:style-name="ce6" office:value-type="time" office:time-value="PT02H00M00S" calcext:value-type="time">
            <text:p>02:00</text:p>
          </table:table-cell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6H00M00S" calcext:value-type="time">
            <text:p>06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8" calcext:value-type="date">
            <text:p>Thursday, 2016-12-08</text:p>
          </table:table-cell>
          <table:table-cell table:style-name="ce6"/>
          <table:table-cell table:style-name="ce6" office:value-type="time" office:time-value="PT10H00M00S" calcext:value-type="time">
            <text:p>10:00</text:p>
          </table:table-cell>
          <table:table-cell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9" calcext:value-type="date">
            <text:p>Friday, 2016-12-09</text:p>
          </table:table-cell>
          <table:table-cell table:style-name="ce6"/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2-10" calcext:value-type="date">
            <text:p>Saturday, 2016-12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1" calcext:value-type="date">
            <text:p>Sunday, 2016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2" calcext:value-type="date">
            <text:p>Monday, 2016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3" calcext:value-type="date">
            <text:p>Tuesday, 2016-12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4" calcext:value-type="date">
            <text:p>Wednesday, 2016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5" calcext:value-type="date">
            <text:p>Thursday, 2016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6" calcext:value-type="date">
            <text:p>Friday, 2016-12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7" calcext:value-type="date">
            <text:p>Saturday, 2016-12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8" calcext:value-type="date">
            <text:p>Sunday, 2016-12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9" calcext:value-type="date">
            <text:p>Monday, 2016-12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0" calcext:value-type="date">
            <text:p>Tuesday, 2016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1" calcext:value-type="date">
            <text:p>Wednesday, 2016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2" calcext:value-type="date">
            <text:p>Thursday, 2016-12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3" calcext:value-type="date">
            <text:p>Friday, 2016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4" calcext:value-type="date">
            <text:p>Saturday, 2016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5" calcext:value-type="date">
            <text:p>Sunday, 2016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6" calcext:value-type="date">
            <text:p>Monday, 2016-12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7" calcext:value-type="date">
            <text:p>Tuesday, 2016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8" calcext:value-type="date">
            <text:p>Wednesday, 2016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9" calcext:value-type="date">
            <text:p>Thursday, 2016-12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0" calcext:value-type="date">
            <text:p>Friday, 2016-12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1" calcext:value-type="date">
            <text:p>Saturday, 2016-12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1" calcext:value-type="date">
            <text:p>Sunday, 2017-0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2" calcext:value-type="date">
            <text:p>Monday, 2017-01-02</text:p>
          </table:table-cell>
          <table:table-cell table:style-name="ce6"/>
          <table:table-cell table:style-name="ce6" office:value-type="time" office:time-value="PT10H00M00S" calcext:value-type="time">
            <text:p>10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03" calcext:value-type="date">
            <text:p>Tuesday, 2017-01-03</text:p>
          </table:table-cell>
          <table:table-cell table:style-name="ce6"/>
          <table:table-cell table:style-name="ce6" office:value-type="time" office:time-value="PT08H00M00S" calcext:value-type="time">
            <text:p>08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04" calcext:value-type="date">
            <text:p>Wednesday, 2017-01-04</text:p>
          </table:table-cell>
          <table:table-cell table:style-name="ce6"/>
          <table:table-cell table:style-name="ce6" office:value-type="time" office:time-value="PT06H00M00S" calcext:value-type="time">
            <text:p>06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05" calcext:value-type="date">
            <text:p>Thursday, 2017-0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6" calcext:value-type="date">
            <text:p>Friday, 2017-0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7" calcext:value-type="date">
            <text:p>Saturday, 2017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8" calcext:value-type="date">
            <text:p>Sunday, 2017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9" calcext:value-type="date">
            <text:p>Monday, 2017-0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0" calcext:value-type="date">
            <text:p>Tuesday, 2017-0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1" calcext:value-type="date">
            <text:p>Wednesday, 2017-0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2" calcext:value-type="date">
            <text:p>Thursday, 2017-01-12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13" calcext:value-type="date">
            <text:p>Friday, 2017-0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4" calcext:value-type="date">
            <text:p>Saturday, 2017-0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5" calcext:value-type="date">
            <text:p>Sunday, 2017-01-15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16" calcext:value-type="date">
            <text:p>Monday, 2017-01-16</text:p>
          </table:table-cell>
          <table:table-cell table:style-name="ce6"/>
          <table:table-cell table:style-name="ce6" office:value-type="time" office:time-value="PT09H00M00S" calcext:value-type="time">
            <text:p>09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17" calcext:value-type="date">
            <text:p>Tuesday, 2017-01-17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18" calcext:value-type="date">
            <text:p>Wednesday, 2017-01-18</text:p>
          </table:table-cell>
          <table:table-cell table:style-name="ce6"/>
          <table:table-cell table:style-name="ce6" office:value-type="time" office:time-value="PT06H00M00S" calcext:value-type="time">
            <text:p>06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19" calcext:value-type="date">
            <text:p>Thursday, 2017-0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0" calcext:value-type="date">
            <text:p>Friday, 2017-01-20</text:p>
          </table:table-cell>
          <table:table-cell table:style-name="ce6"/>
          <table:table-cell table:style-name="ce6" office:value-type="time" office:time-value="PT02H00M00S" calcext:value-type="time">
            <text:p>02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21" calcext:value-type="date">
            <text:p>Saturday, 2017-0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2" calcext:value-type="date">
            <text:p>Sunday, 2017-01-22</text:p>
          </table:table-cell>
          <table:table-cell table:style-name="ce6"/>
          <table:table-cell table:style-name="ce6" office:value-type="time" office:time-value="PT05H00M00S" calcext:value-type="time">
            <text:p>05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23" calcext:value-type="date">
            <text:p>Monday, 2017-01-23</text:p>
          </table:table-cell>
          <table:table-cell table:style-name="ce6"/>
          <table:table-cell table:style-name="ce6" office:value-type="time" office:time-value="PT07H00M00S" calcext:value-type="time">
            <text:p>07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24" calcext:value-type="date">
            <text:p>Tuesday, 2017-0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5" calcext:value-type="date">
            <text:p>Wednesday, 2017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6" calcext:value-type="date">
            <text:p>Thursday, 2017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7" calcext:value-type="date">
            <text:p>Friday, 2017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8" calcext:value-type="date">
            <text:p>Saturday, 2017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9" calcext:value-type="date">
            <text:p>Sunday, 2017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0" calcext:value-type="date">
            <text:p>Monday, 2017-0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1" calcext:value-type="date">
            <text:p>Tuesday, 2017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1" calcext:value-type="date">
            <text:p>Wednesday, 2017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2" calcext:value-type="date">
            <text:p>Thursday, 2017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3" calcext:value-type="date">
            <text:p>Friday, 2017-02-03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Martin Stach" calcext:value-type="string">
            <text:p>Martin Stach</text:p>
          </table:table-cell>
          <table:table-cell table:formula="of:=[.C2]" office:value-type="string" office:string-value="Niklas Kammhoff" calcext:value-type="string">
            <text:p>Niklas Kammhoff</text:p>
          </table:table-cell>
          <table:table-cell table:formula="of:=[.D2]" office:value-type="string" office:string-value="Kenan Allahyarli" calcext:value-type="string">
            <text:p>Kenan Allahyarli</text:p>
          </table:table-cell>
          <table:table-cell/>
          <table:table-cell table:style-name="ce9" office:value-type="string" calcext:value-type="string">
            <text:p>Gesamt</text:p>
          </table:table-cell>
        </table:table-row>
        <table:table-row table:style-name="ro1">
          <table:table-cell table:style-name="ce3" office:value-type="string" calcext:value-type="string">
            <text:p>Summe</text:p>
          </table:table-cell>
          <table:table-cell table:style-name="ce7" table:formula="of:=SUM([.B4:.B120])" office:value-type="time" office:time-value="PT34H30M00S" calcext:value-type="time">
            <text:p>34:30</text:p>
          </table:table-cell>
          <table:table-cell table:style-name="ce7" table:formula="of:=SUM([.C4:.C120])" office:value-type="time" office:time-value="PT138H55M00S" calcext:value-type="time">
            <text:p>138:55</text:p>
          </table:table-cell>
          <table:table-cell table:style-name="ce7" table:formula="of:=SUM([.D4:.D120])" office:value-type="time" office:time-value="PT94H30M00S" calcext:value-type="time">
            <text:p>94:30</text:p>
          </table:table-cell>
          <table:table-cell/>
          <table:table-cell table:style-name="ce10" table:formula="of:=SUM([.B122:.D122])" office:value-type="time" office:time-value="PT267H55M00S" calcext:value-type="time">
            <text:p>267:55</text:p>
          </table:table-cell>
        </table:table-row>
        <table:table-row table:style-name="ro1" table:number-rows-repeated="10484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24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fo:font-family="Arial" style:font-style-name="Standard" style:font-family-generic="swiss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/00/0000</text:date>, <text:time style:data-style-name="N2" text:time-value="23:35:04.47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29M</meta:editing-duration>
    <meta:editing-cycles>30</meta:editing-cycles>
    <meta:generator>LibreOffice/5.1.6.2$Windows_x86 LibreOffice_project/07ac168c60a517dba0f0d7bc7540f5afa45f0909</meta:generator>
    <meta:initial-creator>Kai Mindermann</meta:initial-creator>
    <dc:date>2017-01-23T23:35:09.425000000</dc:date>
    <meta:document-statistic meta:table-count="1" meta:cell-count="277" meta:object-count="0"/>
  </office:meta>
</office:document-meta>
</file>